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30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float" office:value="1.206" calcext:value-type="float">
            <text:p>1.206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float" office:value="1.205" calcext:value-type="float">
            <text:p>1.205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float" office:value="1.395" calcext:value-type="float">
            <text:p>1.395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office:value-type="string" calcext:value-type="string">
            <text:p>Abundance of helium left in envelope: 4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float" office:value="1.384" calcext:value-type="float">
            <text:p>1.384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float" office:value="1.397" calcext:value-type="float">
            <text:p>1.397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float" office:value="1.381" calcext:value-type="float">
            <text:p>1.381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.383" calcext:value-type="float">
            <text:p>1.383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float" office:value="1.425" calcext:value-type="float">
            <text:p>1.425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/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formed around a small silicon core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float" office:value="1.604" calcext:value-type="float">
            <text:p>1.60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.11" calcext:value-type="float">
            <text:p>2.11</text:p>
          </table:table-cell>
          <table:table-cell office:value-type="float" office:value="2.17" calcext:value-type="float">
            <text:p>2.17</text:p>
          </table:table-cell>
          <table:table-cell office:value-type="float" office:value="3.89" calcext:value-type="float">
            <text:p>3.89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4.61" calcext:value-type="float">
            <text:p>4.6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.25" calcext:value-type="float">
            <text:p>3.25</text:p>
          </table:table-cell>
          <table:table-cell office:value-type="float" office:value="3.44" calcext:value-type="float">
            <text:p>3.44</text:p>
          </table:table-cell>
          <table:table-cell office:value-type="float" office:value="5.27" calcext:value-type="float">
            <text:p>5.2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3.79" calcext:value-type="float">
            <text:p>3.79</text:p>
          </table:table-cell>
          <table:table-cell office:value-type="float" office:value="3.99" calcext:value-type="float">
            <text:p>3.99</text:p>
          </table:table-cell>
          <table:table-cell office:value-type="float" office:value="5.93" calcext:value-type="float">
            <text:p>5.93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4.3" calcext:value-type="float">
            <text:p>4.3</text:p>
          </table:table-cell>
          <table:table-cell office:value-type="float" office:value="4.55" calcext:value-type="float">
            <text:p>4.55</text:p>
          </table:table-cell>
          <table:table-cell office:value-type="float" office:value="6.54" calcext:value-type="float">
            <text:p>6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3.03" calcext:value-type="float">
            <text:p>3.0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office:value-type="float" office:value="3.4" calcext:value-type="float">
            <text:p>3.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3:55:05.366523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7T18:34:44.023549312</dc:date>
    <meta:editing-duration>P5DT22H21M5S</meta:editing-duration>
    <meta:editing-cycles>81</meta:editing-cycles>
    <meta:generator>LibreOffice/5.1.6.2$Linux_X86_64 LibreOffice_project/10m0$Build-2</meta:generator>
    <meta:document-statistic meta:table-count="1" meta:cell-count="238" meta:object-count="0"/>
  </office:meta>
</office:document-meta>
</file>